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ResultMatcher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value( @ Nullable Object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has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sultMatchers.i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doesNotHave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value( Matcher &lt; ? super T &gt; matcher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value(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JsonPathResultMatchers(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i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getContent( MvcResult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PathResultMatchers.i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isNot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i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sultMatchers.is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